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0.7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c3c79" officeooo:paragraph-rsid="006c3c79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e6f15" officeooo:paragraph-rsid="006e6f15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63d56" officeooo:paragraph-rsid="00863d5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755bd" officeooo:paragraph-rsid="008755b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7b064" officeooo:paragraph-rsid="0087b06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6da910" officeooo:paragraph-rsid="006da910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78b4f5" officeooo:paragraph-rsid="0078b4f5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8708bc" officeooo:paragraph-rsid="008708bc" style:font-size-asian="11pt" style:font-name-complex="Arial" style:font-size-complex="11pt"/>
    </style:style>
    <style:style style:name="P18" style:family="paragraph" style:parent-style-name="Standard">
      <style:text-properties style:font-name="Caligra" officeooo:rsid="004557dc" officeooo:paragraph-rsid="00540c2c"/>
    </style:style>
    <style:style style:name="P19" style:family="paragraph" style:parent-style-name="Standard">
      <style:text-properties style:font-name="Caligra" officeooo:paragraph-rsid="00540c2c"/>
    </style:style>
    <style:style style:name="P20" style:family="paragraph" style:parent-style-name="Standard">
      <style:text-properties style:font-name="Caligra" officeooo:rsid="005b81eb" officeooo:paragraph-rsid="005b81eb"/>
    </style:style>
    <style:style style:name="P21" style:family="paragraph" style:parent-style-name="Standard">
      <style:text-properties officeooo:paragraph-rsid="006453bc"/>
    </style:style>
    <style:style style:name="P22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5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6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888fb8" officeooo:paragraph-rsid="00888fb8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80c879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ce458" style:font-weight-asian="normal" style:font-weight-complex="normal"/>
    </style:style>
    <style:style style:name="T8" style:family="text">
      <style:text-properties fo:font-weight="normal" officeooo:rsid="0074c6eb" style:font-weight-asian="normal" style:font-weight-complex="normal"/>
    </style:style>
    <style:style style:name="T9" style:family="text">
      <style:text-properties fo:font-weight="normal" officeooo:rsid="007c22e3" style:font-weight-asian="normal" style:font-weight-complex="normal"/>
    </style:style>
    <style:style style:name="T10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6e6a04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842046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6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officeooo:rsid="005d01c8"/>
    </style:style>
    <style:style style:name="T18" style:family="text">
      <style:text-properties officeooo:rsid="006c6d6c"/>
    </style:style>
    <style:style style:name="T19" style:family="text">
      <style:text-properties officeooo:rsid="006da910"/>
    </style:style>
    <style:style style:name="T20" style:family="text">
      <style:text-properties officeooo:rsid="007c29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217437955680">
          <table:table-cell table:style-name="Table1.A1" office:value-type="string">
            <text:p text:style-name="P30">La dernière fois </text:p>
          </table:table-cell>
          <table:table-cell table:style-name="Table1.A1" office:value-type="string">
            <text:p text:style-name="P29"><text:span text:style-name="T5">P</text:span><text:span text:style-name="T4">our aujourd’hui :</text:span></text:p>
          </table:table-cell>
          <table:table-cell table:style-name="Table1.C1" office:value-type="string">
            <text:p text:style-name="P28">suivi : </text:p>
          </table:table-cell>
        </table:table-row>
        <table:table-row table:style-name="Table1.2">
          <table:table-cell table:style-name="Table1.A2" office:value-type="string">
            <text:p text:style-name="P33">Act2 histoire des sciences</text:p>
          </table:table-cell>
          <table:table-cell table:style-name="Table1.A2" office:value-type="string">
            <text:p text:style-name="P31"/>
          </table:table-cell>
          <table:table-cell table:style-name="Table1.C2" office:value-type="string">
            <text:p text:style-name="P32"/>
          </table:table-cell>
        </table:table-row>
      </table:table>
      <text:p text:style-name="P27"/>
      <text:p text:style-name="P22">Jour mois horaire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3"><text:span text:style-name="T14">Séance </text:span><text:span text:style-name="T15">_</text:span><text:span text:style-name="T14">: </text:span><text:span text:style-name="T16">Fiche de préparation</text:span><text:span text:style-name="T11"> <text:s/></text:span></text:p>
            <text:p text:style-name="P24"><text:span text:style-name="T11">c</text:span><text:span text:style-name="T10">lasse : <text:s/></text:span><text:span text:style-name="T12">4e</text:span><text:span text:style-name="T13">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2"/>
          </table:table-cell>
          <table:table-cell table:style-name="Tableau1.A3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7">C<text:span text:style-name="T19">hangement de plan de classe</text:span></text:p>
          </table:table-cell>
          <table:table-cell table:style-name="Tableau1.B4" office:value-type="string">
            <text:p text:style-name="P15">Nouveau plan de classe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7"><text:span text:style-name="T6">Un mot sur le confinement </text:span><text:span text:style-name="T7">va t-o</text:span><text:span text:style-name="T8">n</text:span><text:span text:style-name="T7"> corriger ? La fin du 3ème trimestre ? </text:span><text:span text:style-name="T9">Un peu la pression</text:span>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6">
          <table:table-cell table:style-name="Tableau1.A4" office:value-type="string">
            <text:p text:style-name="P8">Résumé <text:span text:style-name="T20">oral</text:span>, histoire des sciences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9">Act3</text:p>
          </table:table-cell>
          <table:table-cell table:style-name="Tableau1.B4" office:value-type="string">
            <text:p text:style-name="P17">Prep act3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10">Solidif bataille en plus ? Ou rappel la prochaine fois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11">Prep act4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4"/>
          </table:table-cell>
        </table:table-row>
        <table:table-row table:style-name="Tableau1.10">
          <table:table-cell table:style-name="Tableau1.A10" office:value-type="string">
            <text:p text:style-name="P6">Agenda <text:span text:style-name="T17">+ matériel + tables</text:span></text:p>
          </table:table-cell>
          <table:table-cell table:style-name="Tableau1.B10" office:value-type="string">
            <text:p text:style-name="P18"/>
          </table:table-cell>
          <table:table-cell table:style-name="Tableau1.A10" office:value-type="string">
            <text:p text:style-name="P20">5min</text:p>
          </table:table-cell>
        </table:table-row>
      </table:table>
      <text:p text:style-name="P19"/>
      <text:p text:style-name="P3"><text:span text:style-name="T1">Pour la prochaine fois </text:span><text:span text:style-name="T2">: </text:span><text:span text:style-name="T3">exo à distribuer cf prepact3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17438407376">
          <table:table-cell table:style-name="Tableau2.A1" office:value-type="string">
            <text:p text:style-name="P26">Matériel</text:p>
          </table:table-cell>
          <table:table-cell table:style-name="Tableau2.A1" office:value-type="string">
            <text:p text:style-name="P26"><text:span text:style-name="T18">T</text:span>ravail <text:span text:style-name="T18">non fait</text:span></text:p>
          </table:table-cell>
          <table:table-cell table:style-name="Tableau2.A1" office:value-type="string">
            <text:p text:style-name="P26"><text:span text:style-name="T18">T</text:span>ravail <text:span text:style-name="T18">pendant l'heure</text:span></text:p>
          </table:table-cell>
          <table:table-cell table:style-name="Tableau2.D1" office:value-type="string">
            <text:p text:style-name="P26">Comportement</text:p>
          </table:table-cell>
        </table:table-row>
        <table:table-row table:style-name="Tableau2.2"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25M17S</meta:editing-duration>
    <meta:editing-cycles>40</meta:editing-cycles>
    <meta:generator>LibreOffice/7.0.4.2$Linux_X86_64 LibreOffice_project/00$Build-2</meta:generator>
    <meta:creation-date>2021-02-04T16:16:38.289524303</meta:creation-date>
    <meta:initial-creator>J Cercy</meta:initial-creator>
    <dc:date>2021-05-04T09:08:15.945539428</dc:date>
    <dc:creator>J Cercy</dc:creator>
    <meta:document-statistic meta:table-count="3" meta:image-count="0" meta:object-count="0" meta:page-count="1" meta:paragraph-count="26" meta:word-count="99" meta:character-count="554" meta:non-whitespace-character-count="475"/>
    <meta:template xlink:type="simple" xlink:actuate="onRequest" xlink:title="fiche_de_prep_type" xlink:href="../fiche_de_prep_type.ott" meta:date="2021-02-04T16:16:36.866451548"/>
  </office:meta>
</office:document-meta>
</file>